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svg:font-family="Roboto" style:font-family-generic="roman" style:font-pitch="variable"/>
    <style:font-face style:name="Times New Roman" svg:font-family="'Times New Roman'" style:font-family-generic="system" style:font-pitch="variable"/>
  </office:font-face-decls>
  <office:automatic-styles>
    <style:style style:name="Tableau1" style:family="table">
      <style:table-properties style:width="17.671cm" fo:margin-left="0.584cm" fo:margin-top="0cm" fo:margin-bottom="0cm" table:align="left" style:writing-mode="page"/>
    </style:style>
    <style:style style:name="Tableau1.A" style:family="table-column">
      <style:table-column-properties style:column-width="17.671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cm" style:contextual-spacing="false" fo:line-height="100%"/>
    </style:style>
    <style:style style:name="P3" style:family="paragraph" style:parent-style-name="Standard">
      <style:paragraph-properties fo:margin-top="0cm" fo:margin-bottom="0cm" style:contextual-spacing="false" fo:line-height="100%"/>
      <style:text-properties fo:font-size="18pt" fo:font-weight="bold" style:font-size-asian="18pt" style:font-weight-asian="bold" style:font-size-complex="18pt"/>
    </style:style>
    <style:style style:name="P4" style:family="paragraph" style:parent-style-name="Standard">
      <style:paragraph-properties fo:margin-top="0cm" fo:margin-bottom="0cm" style:contextual-spacing="false"/>
      <style:text-properties fo:font-weight="bold" style:font-weight-asian="bold"/>
    </style:style>
    <style:style style:name="P5" style:family="paragraph" style:parent-style-name="Standard">
      <style:text-properties fo:font-weight="bold" style:font-weight-asian="bold" style:font-weight-complex="bold"/>
    </style:style>
    <style:style style:name="T1" style:family="text">
      <style:text-properties fo:font-size="22pt" style:text-underline-style="solid" style:text-underline-width="auto" style:text-underline-color="font-color" fo:font-weight="bold" style:font-size-asian="22pt" style:font-weight-asian="bold" style:font-size-complex="22pt"/>
    </style:style>
    <style:style style:name="T2" style:family="text">
      <style:text-properties fo:font-size="18pt" fo:font-weight="bold" style:font-size-asian="18pt" style:font-weight-asian="bold" style:font-size-complex="18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1f1f1f" loext:opacity="100%" style:font-name="Roboto" fo:font-size="10.5pt" style:font-size-asian="10.5pt" style:font-size-complex="10.5pt"/>
    </style:style>
    <style:style style:name="T6" style:family="text">
      <style:text-properties officeooo:rsid="00076d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Fiche 3 : Mise en place de la communication</text:span><text:span text:style-name="T1"/></text:p>
      <table:table table:name="Tableau1" table:style-name="Tableau1">
        <table:table-column table:style-name="Tableau1.A"/>
        <table:table-row table:style-name="Tableau1.1">
          <table:table-cell table:style-name="Tableau1.A1" office:value-type="string">
            <text:p text:style-name="P2" loext:marker-style-name="T2"><text:span text:style-name="T2">Titre du projet : Boule a Zen</text:span><text:span text:style-name="T2"/></text:p>
            <text:p text:style-name="P3" loext:marker-style-name="T2"/>
            <text:p text:style-name="P2" loext:marker-style-name="T2"><text:span text:style-name="T2">Chef de projet : Carl Kolodziejski</text:span><text:span text:style-name="T2"/></text:p>
          </table:table-cell>
        </table:table-row>
      </table:table>
      <text:p text:style-name="P4" loext:marker-style-name="T3"/>
      <text:p text:style-name="Standard" loext:marker-style-name="T4"><text:span text:style-name="T4">Listes des membres du groupe avec Nom, Prénom, adresse mail </text:span><text:span text:style-name="T4"/></text:p>
      <text:p text:style-name="Standard">Carl Kolodziejski | <text:span text:style-name="T5">carlou088@gmail.com</text:span></text:p>
      <text:p text:style-name="Standard">Clément Goumzi | <text:span text:style-name="T5">clementgoumzi62143@gmail.com</text:span></text:p>
      <text:p text:style-name="Standard">Antoine Hugot | <text:a xlink:type="simple" xlink:href="mailto:antoinehugot51@gmail.com" text:style-name="Internet_20_link" text:visited-style-name="Visited_20_Internet_20_Link"><text:span text:style-name="Internet_20_link">antoinehugot51@gmail.com</text:span></text:a></text:p>
      <text:p text:style-name="Standard"/>
      <text:p text:style-name="Standard" loext:marker-style-name="T4"><text:span text:style-name="T4">Décrire dans cette fiche les outils de communication que vous avez décidé d’utiliser.</text:span><text:span text:style-name="T4"/></text:p>
      <text:p text:style-name="Standard">La communication orale est privilégiée, complétée par des outils tels que Github pour le partage des fiches et Google Docs, LibreOffice et Word pour leur création.</text:p>
      <text:p text:style-name="Standard" loext:marker-style-name="T4"><text:span text:style-name="T4">Décrire la procédure d’utilisation (type d’envoi, fréquence d’envoi, lieu de stockage….)</text:span><text:span text:style-name="T4"/></text:p>
      <text:p text:style-name="Standard">Tous les documents du projet sont stockés et mis à disposition au fur et à mesure de l'avancement sur un dépôt Github dédié. Chaque utilisateur peut consulter, télécharger et cloner les documents pour une collaboration efficace. Le système de suivi des versions garantit la sécurité des informations et permet de revenir à une version précédente si nécessaire, <text:span text:style-name="T6">ce</text:span> qui est très pratique.</text:p>
      <text:p text:style-name="P5" loext:marker-style-name="T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svg:font-family="Roboto"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Calibri" fo:font-family="Calibri" style:font-family-generic="roman" style:font-pitch="variable" style:font-name-asian="Times New Roman" style:font-family-asian="'Times New Roman'" style:font-family-generic-asian="system" style:font-pitch-asian="variable" style:language-asian="zh" style:country-asian="TW" style:font-name-complex="Times New Roman" style:font-family-complex="'Times New Roman'" style:font-family-generic-complex="system" style:font-pitch-complex="variable" style:language-complex="he" style:country-complex="I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1.27cm" fo:margin-top="0cm" fo:margin-bottom="0.353cm" style:contextual-spacing="true"/>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text-properties style:font-name-asian="Times New Roman" style:font-family-asian="'Times New Roman'"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F. Ramdani</meta:initial-creator>
    <dc:creator>Mathilde Konury</dc:creator>
    <meta:editing-cycles>7</meta:editing-cycles>
    <meta:creation-date>2022-03-29T09:18:00</meta:creation-date>
    <dc:date>2024-04-05T14:39:34.946000000</dc:date>
    <meta:editing-duration>PT3H1M52S</meta:editing-duration>
    <meta:generator>LibreOffice/7.6.1.2$Windows_X86_64 LibreOffice_project/f5defcebd022c5bc36bbb79be232cb6926d8f674</meta:generator>
    <meta:document-statistic meta:table-count="1" meta:image-count="0" meta:object-count="0" meta:page-count="1" meta:paragraph-count="11" meta:word-count="156" meta:character-count="1012" meta:non-whitespace-character-count="866"/>
    <meta:user-defined meta:name="AppVersion">16.0000</meta:user-defined>
    <meta:user-defined meta:name="Company">IUT</meta:user-defined>
    <meta:template xlink:type="simple" xlink:actuate="onRequest" xlink:title="Normal.dotm" xlink:href=""/>
  </office:meta>
</office:document-meta>
</file>